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97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URCES</text:p>
      <text:p text:style-name="Standard"/>
      <text:p text:style-name="Standard"/>
      <text:p text:style-name="Standard">Archives départementales de la Meurthe-et-Moselle</text:p>
      <text:p text:style-name="Standard"/>
      <text:p text:style-name="Standard">Sortie du Coffre-fort: étoile jaune </text:p>
      <text:p text:style-name="Standard"/>
      <text:p text:style-name="Standard">2496W39: voyages et colonies de vacances </text:p>
      <text:p text:style-name="Standard"/>
      <text:p text:style-name="Standard">100W 81 </text:p>
      <text:p text:style-name="Standard"/>
      <text:p text:style-name="Standard">243W 191 </text:p>
      <text:p text:style-name="Standard"/>
      <text:p text:style-name="Standard">2496W 191 </text:p>
      <text:p text:style-name="Standard"/>
      <text:p text:style-name="Standard"><text:s/></text:p>
      <text:p text:style-name="Standard">Livres</text:p>
      <text:p text:style-name="Standard"/>
      <text:p text:style-name="Standard">Robert Paxton, La France de Vichy, 1973, rééd. 1997, Seil, Point Histoire </text:p>
      <text:p text:style-name="Standard"/>
      <text:p text:style-name="Standard">Rémy Handourtzel, Vichy et l’Ecole, 1940/1944, Noêsis, Paris, 1997 </text:p>
      <text:p text:style-name="Standard"/>
      <text:p text:style-name="Standard">Pierre Labori, L’Opinion française sous Vichy, Seuil coll. Points Histoire, 1990, rééd. 2001 </text:p>
      <text:p text:style-name="Standard"/>
      <text:p text:style-name="Standard">LES ECOLES DANS LA GUERRE de Jean-François Condette <text:s/></text:p>
      <text:p text:style-name="Standard"/>
      <text:p text:style-name="Standard">Réformer l’École sous Vichy. Changements et permanences de l’institution scolaire dans la France occupée (1940-1944) de Juliette Fontaine</text:p>
      <text:p text:style-name="Standard"/>
      <text:p text:style-name="Standard">L’Exode de Éric Alary </text:p>
      <text:p text:style-name="Standard"/>
      <text:p text:style-name="Standard">La France sous l’Occupation de Julian Jackson Edition Flammarion, 2004 (rééd. 2019) </text:p>
      <text:p text:style-name="Standard"/>
      <text:p text:style-name="Standard">“La Colonie des enfants d’Izieu 1943-1944" ouvrage publié par la Maison d’Izieu </text:p>
      <text:p text:style-name="Standard"/>
      <text:p text:style-name="Standard">La drôle de guerre <text:s/>de <text:s/>Fabrice GRENARD </text:p>
      <text:p text:style-name="Standard"/>
      <text:p text:style-name="Standard">La France des années noires 1 et 2 de Jean-Pierre Azéma et François Bédarida </text:p>
      <text:p text:style-name="Standard"/>
      <text:p text:style-name="Standard">Histoire peu ordinaires de lycéens ordinaires de Marcel ROSETTE </text:p>
      <text:p text:style-name="Standard"/>
      <text:p text:style-name="Standard">René Bourgeois, Roger Petry, Varangéville sous l’occupation allemande pendant la guerre 1939/1945, 1986, rréd. , sd. </text:p>
      <text:p text:style-name="Standard"/>
      <text:p text:style-name="Standard">La Bataille de l’enfance. Délinquance juvénile et justice des mineurs en France pendant la Seconde Guerre mondiale, Sarah Fischman. Traduit de l’anglais (États-Unis) par Johann Maunet et révisé par Jacqueline Sainclivier. ; Chapitre 2. Enfants et adolescents pendant la Seconde Guerre mondiale </text:p>
      <text:p text:style-name="Standard"/>
      <text:p text:style-name="Standard">L’ÉCOLE ET LA NATION <text:s/>de Benoît Falaize, <text:s/>Charles Heimberg et <text:s/>Olivier Loubes </text:p>
      <text:p text:style-name="Standard"/>
      <text:p text:style-name="Standard">Jean-Jacques DUPAUX, Histoire de l'éducation physique : Vichy 1940-1944 [mise en ligne le 7 juillet 2016] [enregistrement vidéo] in Projet Demenÿ. Disponible sur http://projet-demeny.univ-<text:soft-page-break/>fcomte.fr/index.php?page=1940_1944 <text:s/></text:p>
      <text:p text:style-name="Standard"/>
      <text:p text:style-name="Standard"><text:s/></text:p>
      <text:p text:style-name="Standard">Revues</text:p>
      <text:p text:style-name="Standard"/>
      <text:p text:style-name="Standard">BT n°1122 Novembre 2000, Expulsée de Lorraine 1940-1945 (Auteurs : Bernard Hamon avec la participation de Hélène Morin-Hamon, Denis Morin, Anne-Marie Dufour et le Chantier BT de l'ICEM-Pédagogie Freinet) </text:p>
      <text:p text:style-name="Standard"/>
      <text:p text:style-name="Standard">Les chemins de la mémoire: </text:p>
      <text:p text:style-name="Standard"/>
      <text:p text:style-name="Standard">Novembre 2010 n°210, Dossier: le 11 novembre 1940 un rassemblement contre l’occupant </text:p>
      <text:p text:style-name="Standard"/>
      <text:p text:style-name="Standard">Mai 2010 N°205 </text:p>
      <text:p text:style-name="Standard"/>
      <text:p text:style-name="Standard">Mars 2007 n°170 dossier d’Éric Alary : Vichy Les mères à l’honneur, les femmes sous contrôle </text:p>
      <text:p text:style-name="Standard"/>
      <text:p text:style-name="Standard">Les Chemins de la Mémoire, N°220 </text:p>
      <text:p text:style-name="Standard"/>
      <text:p text:style-name="Standard">Le Courrier du Mémorial, Bulletin de liaison des Amis du Mémorial de l’Alsace-Moselle N° 29 / Mars 2017 et <text:s/>N° 28 / Novembre 2016 </text:p>
      <text:p text:style-name="Standard"/>
      <text:p text:style-name="Standard">Le Déporté N 605, octobre 2020 et Le Déporté, N°604, juillet 2020 </text:p>
      <text:p text:style-name="Standard"/>
      <text:p text:style-name="Standard"><text:s/></text:p>
      <text:p text:style-name="Standard">Internet</text:p>
      <text:p text:style-name="Standard"/>
      <text:p text:style-name="Standard">Ouvrage numérique khâgneux:https://books.openedition.org/septentrion/7222 </text:p>
      <text:p text:style-name="Standard"/>
      <text:p text:style-name="Standard">Témoignages audios du site: MÉMOIRES de RÉSISTANCES, UN SITE DU DÉPARTEMENT DE LA DORDOGNE, https://memoires-resistances.dordogne.fr/temoignages-audioµ/1015-extraits-sonores/65-l-ecole-et-la-resistance.html </text:p>
      <text:p text:style-name="Standard"/>
      <text:p text:style-name="Standard">https://www.fondationshoah.org/la-fondation/des-ressources-sur-les-enfants-caches </text:p>
      <text:p text:style-name="Standard"/>
      <text:p text:style-name="Standard">https://www.ordredelaliberation.fr/fr/les-femmes-et-les-hommes-compagnon-de-la-liberation </text:p>
      <text:p text:style-name="Standard"/>
      <text:p text:style-name="Standard">39-45 : la guerre des enfants film du réseau Canopé </text:p>
      <text:p text:style-name="Standard"/>
      <text:p text:style-name="Standard">Vidéo YouTube:Mémoires de civils : l'Occupation racontée par nos grands-parents de HerodoteVideos </text:p>
      <text:p text:style-name="Standard"/>
      <text:p text:style-name="Standard">Paroles de résistants : Henri Becker, le miraculé de la Gestapo </text:p>
      <text:p text:style-name="Standard"/>
      <text:p text:style-name="Standard">75 ans après la déportation des enfants d'Izieu, "la dette de mémoire" de France 3 Auvergne-Rhône-Alpes </text:p>
      <text:p text:style-name="Standard"/>
      <text:p text:style-name="Standard">L'expulsion des enfants juifs de l'ecole en Algerie sous Vichy de jchaimk </text:p>
      <text:p text:style-name="Standard"/>
      <text:p text:style-name="Standard">Site internet:https://x-resistance.polytechnique.org/index.html site sur la résistance de l’école polytechnique </text:p>
      <text:p text:style-name="Standard"/>
      <text:p text:style-name="Standard"><text:soft-page-break/>Le site du CNRD 2022 – 2023 http://cadetfrancelibre.fr/index.php/plus/cnrd-2022-2023/ </text:p>
      <text:p text:style-name="Standard"/>
      <text:p text:style-name="Standard">Une rentrée des classes particulière en 1939 du site https://www.retronews.frµ/conflits-et-relations-internationales/long-format/2018/03/13/une-rentree-desµ-classes-particuliere-en </text:p>
      <text:p text:style-name="Standard"/>
      <text:p text:style-name="Standard">https://histoire-geographie.ac-dijon.fr/spip.php?article1045 </text:p>
      <text:p text:style-name="Standard"/>
      <text:p text:style-name="Standard">https://www.lemondedesados.fr/denise-lado-qui-resista-face-aux-nazis/ </text:p>
      <text:p text:style-name="Standard"/>
      <text:p text:style-name="Standard">https://brignoles.maville.com/actu/actudet_-70e-des-enfants-dans-la-resistanceµ-p.chapleau-_53511-2570834_actu.Htm </text:p>
      <text:p text:style-name="Standard"/>
      <text:p text:style-name="Standard">https://www.cairn.info/revue-empan-2005-1-page-20.htm </text:p>
      <text:p text:style-name="Standard"/>
      <text:p text:style-name="Standard">https://maitron.fr/spip.php?article244796 </text:p>
      <text:p text:style-name="Standard"/>
      <text:p text:style-name="Standard">https://www.france-libre.net/enseignants-et-eleves-engages-dans-la-resistance/ </text:p>
      <text:p text:style-name="Standard"/>
      <text:p text:style-name="Standard">https://www.museedelaresistanceenligne.org/expo.php?expo=136&amp;theme=273 </text:p>
      <text:p text:style-name="Standard"/>
      <text:p text:style-name="Standard">https://ville-badonviller.fr/hommes-et-femmes-celebres-de-badonviilerµ/lieutenant-jacques-lemoine/ </text:p>
      <text:p text:style-name="Standard"/>
      <text:p text:style-name="Standard">https://histoire-geographie.ac-dijon.fr/spip.php?article1045 </text:p>
      <text:p text:style-name="Standard"/>
      <text:p text:style-name="Standard">http://www.lalande2.com/ </text:p>
      <text:p text:style-name="Standard"/>
      <text:p text:style-name="Standard">https://brignoles.maville.com/actu/actudet_-70e-des-enfants-dans-laµ-resistance-p.chapleau-_53511-2570834_actu.html </text:p>
      <text:p text:style-name="Standard"/>
      <text:p text:style-name="Standard">https://savoirsdhistoire.wordpress.com/2019/01/25/jeunesse-sous-loccupation-2-2µ-la-resistance-contre-attaque/ </text:p>
      <text:p text:style-name="Standard"/>
      <text:p text:style-name="Standard">https://www.la-croix.com/France/Le-jour-choisi-Resistance-2019-06-18-1201029562 </text:p>
      <text:p text:style-name="Standard"/>
      <text:p text:style-name="Standard">https://fr.wikipedia.org/wiki/La_Main_noire_(France) </text:p>
      <text:p text:style-name="Standard"/>
      <text:p text:style-name="Standard">https://clio-cr.clionautes.org/une-certaine-idee-de-la-resistance-defense-de-la-franceµ-1940-1949.html </text:p>
      <text:p text:style-name="Standard"/>
      <text:p text:style-name="Standard">https://www.cheminsdememoire.gouv.fr/fr/qui-etaient-les-francais-libres </text:p>
      <text:p text:style-name="Standard"/>
      <text:p text:style-name="Standard">https://www.crrl.fr/module-Contenus-viewpub-tid-2-pid-134.html </text:p>
      <text:p text:style-name="Standard"/>
      <text:p text:style-name="Standard">https://www.france-libre.net/cadets-malvern-house/ </text:p>
      <text:p text:style-name="Standard"/>
      <text:p text:style-name="Standard">https://www.france-libre.net/eleves-officiers-france-libre/ </text:p>
      <text:p text:style-name="Standard"/>
      <text:p text:style-name="Standard">https://www.france-libre.net/cadets-ribbesford-manor/ </text:p>
      <text:p text:style-name="Standard"/>
      <text:p text:style-name="Standard">https://www.france-libre.net/engagments-france-libre/ </text:p>
      <text:p text:style-name="Standard"/>
      <text:p text:style-name="Standard"><text:soft-page-break/>https://www.france-libre.net/les-cadets-de-la-france-libre/ </text:p>
      <text:p text:style-name="Standard"/>
      <text:p text:style-name="Standard">https://www.if-saint-etienne.fr/politique-societe/jean-gilbert-le-dernier-survivant-desµ-forces-francaises-libres-habite-le-coteau </text:p>
      <text:p text:style-name="Standard"/>
      <text:p text:style-name="P1">http://sv69.e-monsite.com/pages/histoire/l-ecole-militaire-des-cadets-de-laµ-france-libre.html </text:p>
      <text:p text:style-name="Standard"/>
      <text:p text:style-name="P1">https://www.alarecherchedupasse-halluin.net/index.php?option=com_content&amp;µview=article&amp;id=4652:londres-en-juillet-1940-les-futures-forces-francaises-libres&amp;µcatid=12&amp;Itemid=221&amp;lang=fr </text:p>
      <text:p text:style-name="Standard"/>
      <text:p text:style-name="Standard"><text:s/></text:p>
      <text:p text:style-name="Standard">Télévision/documentaires </text:p>
      <text:p text:style-name="Standard"/>
      <text:p text:style-name="Standard">Documentaire, L’histoire d’une nation, saison 1 et 2, France 2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9T01:59:37.610000000</dc:date>
    <meta:editing-duration>PT3M2S</meta:editing-duration>
    <meta:editing-cycles>1</meta:editing-cycles>
    <meta:document-statistic meta:table-count="0" meta:image-count="0" meta:object-count="0" meta:page-count="4" meta:paragraph-count="76" meta:word-count="488" meta:character-count="5618" meta:non-whitespace-character-count="5123"/>
    <meta:generator>LibreOffice/7.1.1.2$Windows_X86_64 LibreOffice_project/fe0b08f4af1bacafe4c7ecc87ce55bb426164676</meta:generator>
  </office:meta>
</office:document-meta>
</file>